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874in"/>
    </style:style>
    <style:style style:name="co3" style:family="table-column">
      <style:table-column-properties fo:break-before="auto" style:column-width="1.7417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ext-properties style:text-position="" fo:font-style="italic" style:text-underline-style="none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text-position="" style:text-underline-style="none" fo:font-weight="normal" style:font-weight-asian="normal" style:font-weight-complex="normal"/>
    </style:style>
    <style:style style:name="ce2" style:family="table-cell" style:parent-style-name="Default"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8" table:default-cell-style-name="Default"/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6"/>
          <table:table-cell office:value-type="string" calcext:value-type="string" table:number-columns-spanned="21" table:number-rows-spanned="1">
            <text:p>threshold</text:p>
          </table:table-cell>
          <table:covered-table-cell table:number-columns-repeated="20"/>
        </table:table-row>
        <table:table-row table:style-name="ro1">
          <table:table-cell table:number-columns-repeated="6"/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.9" calcext:value-type="float">
            <text:p>-6.9</text:p>
          </table:table-cell>
          <table:table-cell table:style-name="ce1" office:value-type="float" office:value="-6.8" calcext:value-type="float">
            <text:p>-6.8</text:p>
          </table:table-cell>
          <table:table-cell table:style-name="ce1" office:value-type="float" office:value="-6.7" calcext:value-type="float">
            <text:p>-6.7</text:p>
          </table:table-cell>
          <table:table-cell table:style-name="ce1" office:value-type="float" office:value="-6.60000000000001" calcext:value-type="float">
            <text:p>-6.6</text:p>
          </table:table-cell>
          <table:table-cell table:style-name="ce1" office:value-type="float" office:value="-6.50000000000001" calcext:value-type="float">
            <text:p>-6.5</text:p>
          </table:table-cell>
          <table:table-cell table:style-name="ce1" office:value-type="float" office:value="-6.40000000000001" calcext:value-type="float">
            <text:p>-6.4</text:p>
          </table:table-cell>
          <table:table-cell table:style-name="ce1" office:value-type="float" office:value="-6.30000000000001" calcext:value-type="float">
            <text:p>-6.3</text:p>
          </table:table-cell>
          <table:table-cell table:style-name="ce1" office:value-type="float" office:value="-6.20000000000001" calcext:value-type="float">
            <text:p>-6.2</text:p>
          </table:table-cell>
          <table:table-cell table:style-name="ce1" office:value-type="float" office:value="-6.10000000000001" calcext:value-type="float">
            <text:p>-6.1</text:p>
          </table:table-cell>
          <table:table-cell table:style-name="ce1" office:value-type="float" office:value="-6.00000000000001" calcext:value-type="float">
            <text:p>-6</text:p>
          </table:table-cell>
          <table:table-cell table:style-name="ce1" office:value-type="float" office:value="-5.90000000000001" calcext:value-type="float">
            <text:p>-5.9</text:p>
          </table:table-cell>
          <table:table-cell table:style-name="ce1" office:value-type="float" office:value="-5.80000000000001" calcext:value-type="float">
            <text:p>-5.8</text:p>
          </table:table-cell>
          <table:table-cell table:style-name="ce1" office:value-type="float" office:value="-5.70000000000001" calcext:value-type="float">
            <text:p>-5.7</text:p>
          </table:table-cell>
          <table:table-cell table:style-name="ce1" office:value-type="float" office:value="-5.60000000000001" calcext:value-type="float">
            <text:p>-5.6</text:p>
          </table:table-cell>
          <table:table-cell table:style-name="ce1" office:value-type="float" office:value="-5.50000000000001" calcext:value-type="float">
            <text:p>-5.5</text:p>
          </table:table-cell>
          <table:table-cell table:style-name="ce1" office:value-type="float" office:value="-5.40000000000001" calcext:value-type="float">
            <text:p>-5.4</text:p>
          </table:table-cell>
          <table:table-cell table:style-name="ce1" office:value-type="float" office:value="-5.30000000000001" calcext:value-type="float">
            <text:p>-5.3</text:p>
          </table:table-cell>
          <table:table-cell table:style-name="ce1" office:value-type="float" office:value="-5.20000000000001" calcext:value-type="float">
            <text:p>-5.2</text:p>
          </table:table-cell>
          <table:table-cell table:style-name="ce1" office:value-type="float" office:value="-5.10000000000001" calcext:value-type="float">
            <text:p>-5.1</text:p>
          </table:table-cell>
          <table:table-cell table:style-name="ce1" office:value-type="float" office:value="-5.00000000000001" calcext:value-type="float">
            <text:p>-5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LM</text:p>
          </table:table-cell>
          <table:table-cell table:style-name="ce1" office:value-type="string" calcext:value-type="string">
            <text:p>F-Measure</text:p>
          </table:table-cell>
          <table:table-cell office:value-type="float" office:value="0.360265" calcext:value-type="float">
            <text:p>0.360265</text:p>
          </table:table-cell>
          <table:table-cell office:value-type="float" office:value="0.369176" calcext:value-type="float">
            <text:p>0.369176</text:p>
          </table:table-cell>
          <table:table-cell office:value-type="float" office:value="0.383867" calcext:value-type="float">
            <text:p>0.383867</text:p>
          </table:table-cell>
          <table:table-cell office:value-type="float" office:value="0.401989" calcext:value-type="float">
            <text:p>0.401989</text:p>
          </table:table-cell>
          <table:table-cell office:value-type="float" office:value="0.416516" calcext:value-type="float">
            <text:p>0.416516</text:p>
          </table:table-cell>
          <table:table-cell office:value-type="float" office:value="0.406674" calcext:value-type="float">
            <text:p>0.406674</text:p>
          </table:table-cell>
          <table:table-cell office:value-type="float" office:value="0.424995" calcext:value-type="float">
            <text:p>0.424995</text:p>
          </table:table-cell>
          <table:table-cell table:style-name="ce4" office:value-type="float" office:value="0.428459" calcext:value-type="float">
            <text:p>0.428459</text:p>
          </table:table-cell>
          <table:table-cell office:value-type="float" office:value="0.416311" calcext:value-type="float">
            <text:p>0.416311</text:p>
          </table:table-cell>
          <table:table-cell office:value-type="float" office:value="0.404327" calcext:value-type="float">
            <text:p>0.404327</text:p>
          </table:table-cell>
          <table:table-cell office:value-type="float" office:value="0.412743" calcext:value-type="float">
            <text:p>0.412743</text:p>
          </table:table-cell>
          <table:table-cell office:value-type="float" office:value="0.393387" calcext:value-type="float">
            <text:p>0.393387</text:p>
          </table:table-cell>
          <table:table-cell office:value-type="float" office:value="0.399885" calcext:value-type="float">
            <text:p>0.399885</text:p>
          </table:table-cell>
          <table:table-cell office:value-type="float" office:value="0.407189" calcext:value-type="float">
            <text:p>0.407189</text:p>
          </table:table-cell>
          <table:table-cell office:value-type="float" office:value="0.418303" calcext:value-type="float">
            <text:p>0.418303</text:p>
          </table:table-cell>
          <table:table-cell office:value-type="float" office:value="0.408221" calcext:value-type="float">
            <text:p>0.408221</text:p>
          </table:table-cell>
          <table:table-cell office:value-type="float" office:value="0.393558" calcext:value-type="float">
            <text:p>0.393558</text:p>
          </table:table-cell>
          <table:table-cell office:value-type="float" office:value="0.375522" calcext:value-type="float">
            <text:p>0.375522</text:p>
          </table:table-cell>
          <table:table-cell office:value-type="float" office:value="0.337944" calcext:value-type="float">
            <text:p>0.337944</text:p>
          </table:table-cell>
          <table:table-cell office:value-type="float" office:value="0.325577" calcext:value-type="float">
            <text:p>0.325577</text:p>
          </table:table-cell>
          <table:table-cell office:value-type="float" office:value="0.29037" calcext:value-type="float">
            <text:p>0.29037</text:p>
          </table:table-cell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>
            <text:p>Avg Precision</text:p>
          </table:table-cell>
          <table:table-cell office:value-type="float" office:value="0.234197" calcext:value-type="float">
            <text:p>0.234197</text:p>
          </table:table-cell>
          <table:table-cell office:value-type="float" office:value="0.245086" calcext:value-type="float">
            <text:p>0.245086</text:p>
          </table:table-cell>
          <table:table-cell office:value-type="float" office:value="0.260364" calcext:value-type="float">
            <text:p>0.260364</text:p>
          </table:table-cell>
          <table:table-cell office:value-type="float" office:value="0.279742" calcext:value-type="float">
            <text:p>0.279742</text:p>
          </table:table-cell>
          <table:table-cell office:value-type="float" office:value="0.297246" calcext:value-type="float">
            <text:p>0.297246</text:p>
          </table:table-cell>
          <table:table-cell office:value-type="float" office:value="0.288989" calcext:value-type="float">
            <text:p>0.288989</text:p>
          </table:table-cell>
          <table:table-cell office:value-type="float" office:value="0.311882" calcext:value-type="float">
            <text:p>0.311882</text:p>
          </table:table-cell>
          <table:table-cell table:style-name="ce8" office:value-type="float" office:value="0.32448" calcext:value-type="float">
            <text:p>0.32448</text:p>
          </table:table-cell>
          <table:table-cell office:value-type="float" office:value="0.315104" calcext:value-type="float">
            <text:p>0.315104</text:p>
          </table:table-cell>
          <table:table-cell office:value-type="float" office:value="0.308165" calcext:value-type="float">
            <text:p>0.308165</text:p>
          </table:table-cell>
          <table:table-cell office:value-type="float" office:value="0.32402" calcext:value-type="float">
            <text:p>0.32402</text:p>
          </table:table-cell>
          <table:table-cell office:value-type="float" office:value="0.313366" calcext:value-type="float">
            <text:p>0.313366</text:p>
          </table:table-cell>
          <table:table-cell office:value-type="float" office:value="0.328679" calcext:value-type="float">
            <text:p>0.328679</text:p>
          </table:table-cell>
          <table:table-cell office:value-type="float" office:value="0.350847" calcext:value-type="float">
            <text:p>0.350847</text:p>
          </table:table-cell>
          <table:table-cell office:value-type="float" office:value="0.378075" calcext:value-type="float">
            <text:p>0.378075</text:p>
          </table:table-cell>
          <table:table-cell table:style-name="ce3" office:value-type="float" office:value="0.384886" calcext:value-type="float">
            <text:p>0.384886</text:p>
          </table:table-cell>
          <table:table-cell office:value-type="float" office:value="0.379307" calcext:value-type="float">
            <text:p>0.379307</text:p>
          </table:table-cell>
          <table:table-cell office:value-type="float" office:value="0.377707" calcext:value-type="float">
            <text:p>0.377707</text:p>
          </table:table-cell>
          <table:table-cell office:value-type="float" office:value="0.326453" calcext:value-type="float">
            <text:p>0.326453</text:p>
          </table:table-cell>
          <table:table-cell office:value-type="float" office:value="0.345499" calcext:value-type="float">
            <text:p>0.345499</text:p>
          </table:table-cell>
          <table:table-cell office:value-type="float" office:value="0.327174" calcext:value-type="float">
            <text:p>0.327174</text:p>
          </table:table-cell>
        </table:table-row>
        <table:table-row table:style-name="ro1">
          <table:table-cell table:number-columns-repeated="4"/>
          <table:covered-table-cell/>
          <table:table-cell table:style-name="ce1" office:value-type="string" calcext:value-type="string">
            <text:p>Avg Recall</text:p>
          </table:table-cell>
          <table:table-cell table:style-name="ce3" office:value-type="float" office:value="0.780297" calcext:value-type="float">
            <text:p>0.780297</text:p>
          </table:table-cell>
          <table:table-cell office:value-type="float" office:value="0.747797" calcext:value-type="float">
            <text:p>0.747797</text:p>
          </table:table-cell>
          <table:table-cell office:value-type="float" office:value="0.730263" calcext:value-type="float">
            <text:p>0.730263</text:p>
          </table:table-cell>
          <table:table-cell office:value-type="float" office:value="0.714016" calcext:value-type="float">
            <text:p>0.714016</text:p>
          </table:table-cell>
          <table:table-cell office:value-type="float" office:value="0.695648" calcext:value-type="float">
            <text:p>0.695648</text:p>
          </table:table-cell>
          <table:table-cell office:value-type="float" office:value="0.686057" calcext:value-type="float">
            <text:p>0.686057</text:p>
          </table:table-cell>
          <table:table-cell office:value-type="float" office:value="0.666844" calcext:value-type="float">
            <text:p>0.666844</text:p>
          </table:table-cell>
          <table:table-cell office:value-type="float" office:value="0.630502" calcext:value-type="float">
            <text:p>0.630502</text:p>
          </table:table-cell>
          <table:table-cell office:value-type="float" office:value="0.613294" calcext:value-type="float">
            <text:p>0.613294</text:p>
          </table:table-cell>
          <table:table-cell office:value-type="float" office:value="0.587727" calcext:value-type="float">
            <text:p>0.587727</text:p>
          </table:table-cell>
          <table:table-cell office:value-type="float" office:value="0.568376" calcext:value-type="float">
            <text:p>0.568376</text:p>
          </table:table-cell>
          <table:table-cell office:value-type="float" office:value="0.52829" calcext:value-type="float">
            <text:p>0.52829</text:p>
          </table:table-cell>
          <table:table-cell office:value-type="float" office:value="0.510475" calcext:value-type="float">
            <text:p>0.510475</text:p>
          </table:table-cell>
          <table:table-cell office:value-type="float" office:value="0.48509" calcext:value-type="float">
            <text:p>0.48509</text:p>
          </table:table-cell>
          <table:table-cell office:value-type="float" office:value="0.468111" calcext:value-type="float">
            <text:p>0.468111</text:p>
          </table:table-cell>
          <table:table-cell office:value-type="float" office:value="0.434568" calcext:value-type="float">
            <text:p>0.434568</text:p>
          </table:table-cell>
          <table:table-cell office:value-type="float" office:value="0.40892" calcext:value-type="float">
            <text:p>0.40892</text:p>
          </table:table-cell>
          <table:table-cell office:value-type="float" office:value="0.373362" calcext:value-type="float">
            <text:p>0.373362</text:p>
          </table:table-cell>
          <table:table-cell office:value-type="float" office:value="0.350274" calcext:value-type="float">
            <text:p>0.350274</text:p>
          </table:table-cell>
          <table:table-cell office:value-type="float" office:value="0.307827" calcext:value-type="float">
            <text:p>0.307827</text:p>
          </table:table-cell>
          <table:table-cell office:value-type="float" office:value="0.261009" calcext:value-type="float">
            <text:p>0.26100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/>
          <table:table-cell table:style-name="ce1" office:value-type="string" calcext:value-type="string" table:number-columns-spanned="1" table:number-rows-spanned="3">
            <text:p>LM+Normal(RM1)</text:p>
          </table:table-cell>
          <table:table-cell office:value-type="string" calcext:value-type="string">
            <text:p>F-Measure</text:p>
          </table:table-cell>
          <table:table-cell table:style-name="ce3" office:value-type="float" office:value="0.399189" calcext:value-type="float">
            <text:p>0.399189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ision</text:p>
          </table:table-cell>
          <table:table-cell office:value-type="float" office:value="0.285762" calcext:value-type="float">
            <text:p>0.28576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office:value-type="float" office:value="0.661926" calcext:value-type="float">
            <text:p>0.661926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-6.3</text:p>
          </table:table-cell>
          <table:table-cell office:value-type="string" calcext:value-type="string">
            <text:p>F-measure</text:p>
          </table:table-cell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string" calcext:value-type="string" table:number-columns-spanned="1" table:number-rows-spanned="11">
            <text:p>LM+negFB</text:p>
          </table:table-cell>
          <table:table-cell/>
          <table:table-cell table:style-name="ce4" office:value-type="float" office:value="0.415998" calcext:value-type="float">
            <text:p>0.415998</text:p>
          </table:table-cell>
          <table:table-cell table:style-name="ce7" office:value-type="float" office:value="0.308012" calcext:value-type="float">
            <text:p>0.308012</text:p>
          </table:table-cell>
          <table:table-cell office:value-type="float" office:value="0.640581" calcext:value-type="float">
            <text:p>0.64058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covered-table-cell/>
          <table:table-cell/>
          <table:table-cell office:value-type="float" office:value="0.41014" calcext:value-type="float">
            <text:p>0.41014</text:p>
          </table:table-cell>
          <table:table-cell office:value-type="float" office:value="0.300037" calcext:value-type="float">
            <text:p>0.300037</text:p>
          </table:table-cell>
          <table:table-cell office:value-type="float" office:value="0.647894" calcext:value-type="float">
            <text:p>0.64789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covered-table-cell/>
          <table:table-cell/>
          <table:table-cell office:value-type="float" office:value="0.40857" calcext:value-type="float">
            <text:p>0.40857</text:p>
          </table:table-cell>
          <table:table-cell office:value-type="float" office:value="0.297323" calcext:value-type="float">
            <text:p>0.297323</text:p>
          </table:table-cell>
          <table:table-cell office:value-type="float" office:value="0.652833" calcext:value-type="float">
            <text:p>0.65283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covered-table-cell/>
          <table:table-cell/>
          <table:table-cell office:value-type="float" office:value="0.407323" calcext:value-type="float">
            <text:p>0.407323</text:p>
          </table:table-cell>
          <table:table-cell office:value-type="float" office:value="0.294878" calcext:value-type="float">
            <text:p>0.294878</text:p>
          </table:table-cell>
          <table:table-cell office:value-type="float" office:value="0.658384" calcext:value-type="float">
            <text:p>0.65838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covered-table-cell/>
          <table:table-cell/>
          <table:table-cell office:value-type="float" office:value="0.405306" calcext:value-type="float">
            <text:p>0.405306</text:p>
          </table:table-cell>
          <table:table-cell office:value-type="float" office:value="0.292539" calcext:value-type="float">
            <text:p>0.292539</text:p>
          </table:table-cell>
          <table:table-cell office:value-type="float" office:value="0.65955" calcext:value-type="float">
            <text:p>0.6595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covered-table-cell/>
          <table:table-cell/>
          <table:table-cell office:value-type="float" office:value="0.40515" calcext:value-type="float">
            <text:p>0.40515</text:p>
          </table:table-cell>
          <table:table-cell office:value-type="float" office:value="0.291911" calcext:value-type="float">
            <text:p>0.291911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covered-table-cell/>
          <table:table-cell/>
          <table:table-cell office:value-type="float" office:value="0.403448" calcext:value-type="float">
            <text:p>0.403448</text:p>
          </table:table-cell>
          <table:table-cell office:value-type="float" office:value="0.290147" calcext:value-type="float">
            <text:p>0.290147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covered-table-cell/>
          <table:table-cell/>
          <table:table-cell office:value-type="float" office:value="0.402435" calcext:value-type="float">
            <text:p>0.402435</text:p>
          </table:table-cell>
          <table:table-cell office:value-type="float" office:value="0.289101" calcext:value-type="float">
            <text:p>0.289101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covered-table-cell/>
          <table:table-cell/>
          <table:table-cell office:value-type="float" office:value="0.400853" calcext:value-type="float">
            <text:p>0.400853</text:p>
          </table:table-cell>
          <table:table-cell office:value-type="float" office:value="0.287471" calcext:value-type="float">
            <text:p>0.287471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covered-table-cell/>
          <table:table-cell/>
          <table:table-cell office:value-type="float" office:value="0.400167" calcext:value-type="float">
            <text:p>0.400167</text:p>
          </table:table-cell>
          <table:table-cell office:value-type="float" office:value="0.286765" calcext:value-type="float">
            <text:p>0.286765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covered-table-cell/>
          <table:table-cell/>
          <table:table-cell office:value-type="float" office:value="0.399189" calcext:value-type="float">
            <text:p>0.399189</text:p>
          </table:table-cell>
          <table:table-cell office:value-type="float" office:value="0.285762" calcext:value-type="float">
            <text:p>0.285762</text:p>
          </table:table-cell>
          <table:table-cell office:value-type="float" office:value="0.661926" calcext:value-type="float">
            <text:p>0.661926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1.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office:value-type="float" office:value="6.1" calcext:value-type="float">
            <text:p>6.1</text:p>
          </table:table-cell>
          <table:table-cell office:value-type="float" office:value="6.4" calcext:value-type="float">
            <text:p>6.4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NonRellevant</text:p>
          </table:table-cell>
          <table:table-cell office:value-type="string" calcext:value-type="string">
            <text:p>F-Measure</text:p>
          </table:table-cell>
          <table:table-cell office:value-type="float" office:value="0.385884" calcext:value-type="float">
            <text:p>0.385884</text:p>
          </table:table-cell>
          <table:table-cell office:value-type="float" office:value="0.422052" calcext:value-type="float">
            <text:p>0.422052</text:p>
          </table:table-cell>
          <table:table-cell table:style-name="ce4" office:value-type="float" office:value="0.453308" calcext:value-type="float">
            <text:p>0.453308</text:p>
          </table:table-cell>
          <table:table-cell office:value-type="float" office:value="0.439102" calcext:value-type="float">
            <text:p>0.439102</text:p>
          </table:table-cell>
          <table:table-cell office:value-type="float" office:value="0.382306" calcext:value-type="float">
            <text:p>0.382306</text:p>
          </table:table-cell>
          <table:table-cell office:value-type="float" office:value="0.305942" calcext:value-type="float">
            <text:p>0.305942</text:p>
          </table:table-cell>
          <table:table-cell office:value-type="float" office:value="0.226655" calcext:value-type="float">
            <text:p>0.226655</text:p>
          </table:table-cell>
          <table:table-cell office:value-type="float" office:value="0.166308" calcext:value-type="float">
            <text:p>0.166308</text:p>
          </table:table-cell>
          <table:table-cell office:value-type="float" office:value="0.124331" calcext:value-type="float">
            <text:p>0.124331</text:p>
          </table:table-cell>
          <table:table-cell office:value-type="float" office:value="0.0862833" calcext:value-type="float">
            <text:p>0.0862833</text:p>
          </table:table-cell>
          <table:table-cell office:value-type="float" office:value="0.0579653" calcext:value-type="float">
            <text:p>0.0579653</text:p>
          </table:table-cell>
          <table:table-cell office:value-type="float" office:value="0.053373" calcext:value-type="float">
            <text:p>0.053373</text:p>
          </table:table-cell>
          <table:table-cell office:value-type="float" office:value="0.0280352" calcext:value-type="float">
            <text:p>0.0280352</text:p>
          </table:table-cell>
          <table:table-cell office:value-type="float" office:value="0.0151475" calcext:value-type="float">
            <text:p>0.0151475</text:p>
          </table:table-cell>
          <table:table-cell office:value-type="float" office:value="0.00615255" calcext:value-type="float">
            <text:p>0.00615255</text:p>
          </table:table-cell>
          <table:table-cell office:value-type="float" office:value="0.00535356" calcext:value-type="float">
            <text:p>0.00535356</text:p>
          </table:table-cell>
          <table:table-cell office:value-type="float" office:value="0.00382331" calcext:value-type="float">
            <text:p>0.00382331</text:p>
          </table:table-cell>
          <table:table-cell table:number-columns-repeated="4" office:value-type="float" office:value="0.0029347" calcext:value-type="float">
            <text:p>0.0029347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262785" calcext:value-type="float">
            <text:p>0.262785</text:p>
          </table:table-cell>
          <table:table-cell office:value-type="float" office:value="0.309348" calcext:value-type="float">
            <text:p>0.309348</text:p>
          </table:table-cell>
          <table:table-cell office:value-type="float" office:value="0.379673" calcext:value-type="float">
            <text:p>0.379673</text:p>
          </table:table-cell>
          <table:table-cell office:value-type="float" office:value="0.413551" calcext:value-type="float">
            <text:p>0.413551</text:p>
          </table:table-cell>
          <table:table-cell office:value-type="float" office:value="0.451453" calcext:value-type="float">
            <text:p>0.451453</text:p>
          </table:table-cell>
          <table:table-cell table:style-name="ce3" office:value-type="float" office:value="0.465624" calcext:value-type="float">
            <text:p>0.465624</text:p>
          </table:table-cell>
          <table:table-cell office:value-type="float" office:value="0.382219" calcext:value-type="float">
            <text:p>0.382219</text:p>
          </table:table-cell>
          <table:table-cell office:value-type="float" office:value="0.284842" calcext:value-type="float">
            <text:p>0.284842</text:p>
          </table:table-cell>
          <table:table-cell office:value-type="float" office:value="0.284574" calcext:value-type="float">
            <text:p>0.284574</text:p>
          </table:table-cell>
          <table:table-cell office:value-type="float" office:value="0.249093" calcext:value-type="float">
            <text:p>0.249093</text:p>
          </table:table-cell>
          <table:table-cell office:value-type="float" office:value="0.178774" calcext:value-type="float">
            <text:p>0.178774</text:p>
          </table:table-cell>
          <table:table-cell office:value-type="float" office:value="0.160146" calcext:value-type="float">
            <text:p>0.160146</text:p>
          </table:table-cell>
          <table:table-cell office:value-type="float" office:value="0.162153" calcext:value-type="float">
            <text:p>0.162153</text:p>
          </table:table-cell>
          <table:table-cell office:value-type="float" office:value="0.0803783" calcext:value-type="float">
            <text:p>0.0803783</text:p>
          </table:table-cell>
          <table:table-cell office:value-type="float" office:value="0.0851064" calcext:value-type="float">
            <text:p>0.0851064</text:p>
          </table:table-cell>
          <table:table-cell office:value-type="float" office:value="0.0638298" calcext:value-type="float">
            <text:p>0.0638298</text:p>
          </table:table-cell>
          <table:table-cell office:value-type="float" office:value="0.0425532" calcext:value-type="float">
            <text:p>0.0425532</text:p>
          </table:table-cell>
          <table:table-cell table:number-columns-repeated="4" office:value-type="float" office:value="0.0212766" calcext:value-type="float">
            <text:p>0.0212766</text:p>
          </table:table-cell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table:style-name="ce3" office:value-type="float" office:value="0.72595" calcext:value-type="float">
            <text:p>0.72595</text:p>
          </table:table-cell>
          <table:table-cell office:value-type="float" office:value="0.663946" calcext:value-type="float">
            <text:p>0.663946</text:p>
          </table:table-cell>
          <table:table-cell office:value-type="float" office:value="0.562377" calcext:value-type="float">
            <text:p>0.562377</text:p>
          </table:table-cell>
          <table:table-cell office:value-type="float" office:value="0.468017" calcext:value-type="float">
            <text:p>0.468017</text:p>
          </table:table-cell>
          <table:table-cell office:value-type="float" office:value="0.331528" calcext:value-type="float">
            <text:p>0.331528</text:p>
          </table:table-cell>
          <table:table-cell office:value-type="float" office:value="0.227815" calcext:value-type="float">
            <text:p>0.227815</text:p>
          </table:table-cell>
          <table:table-cell office:value-type="float" office:value="0.16109" calcext:value-type="float">
            <text:p>0.16109</text:p>
          </table:table-cell>
          <table:table-cell office:value-type="float" office:value="0.117437" calcext:value-type="float">
            <text:p>0.117437</text:p>
          </table:table-cell>
          <table:table-cell office:value-type="float" office:value="0.0795416" calcext:value-type="float">
            <text:p>0.0795416</text:p>
          </table:table-cell>
          <table:table-cell office:value-type="float" office:value="0.0521787" calcext:value-type="float">
            <text:p>0.0521787</text:p>
          </table:table-cell>
          <table:table-cell office:value-type="float" office:value="0.0345904" calcext:value-type="float">
            <text:p>0.0345904</text:p>
          </table:table-cell>
          <table:table-cell office:value-type="float" office:value="0.0320227" calcext:value-type="float">
            <text:p>0.0320227</text:p>
          </table:table-cell>
          <table:table-cell office:value-type="float" office:value="0.015344" calcext:value-type="float">
            <text:p>0.015344</text:p>
          </table:table-cell>
          <table:table-cell office:value-type="float" office:value="0.00836165" calcext:value-type="float">
            <text:p>0.00836165</text:p>
          </table:table-cell>
          <table:table-cell office:value-type="float" office:value="0.00319164" calcext:value-type="float">
            <text:p>0.00319164</text:p>
          </table:table-cell>
          <table:table-cell office:value-type="float" office:value="0.00279395" calcext:value-type="float">
            <text:p>0.00279395</text:p>
          </table:table-cell>
          <table:table-cell office:value-type="float" office:value="0.00200158" calcext:value-type="float">
            <text:p>0.00200158</text:p>
          </table:table-cell>
          <table:table-cell table:number-columns-repeated="4" office:value-type="float" office:value="0.00157604" calcext:value-type="float">
            <text:p>0.00157604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NonRell+normalFB</text:p>
          </table:table-cell>
          <table:table-cell office:value-type="string" calcext:value-type="string">
            <text:p>F-measure</text:p>
          </table:table-cell>
          <table:table-cell table:style-name="ce3" office:value-type="float" office:value="0.452477" calcext:value-type="float">
            <text:p>0.452477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377252" calcext:value-type="float">
            <text:p>0.377252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office:value-type="float" office:value="0.565175" calcext:value-type="float">
            <text:p>0.565175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12">
            <text:p>NonRell+negFB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covered-table-cell/>
          <table:table-cell/>
          <table:table-cell table:style-name="ce5" office:value-type="float" office:value="0.452721" calcext:value-type="float">
            <text:p>0.452721</text:p>
          </table:table-cell>
          <table:table-cell table:style-name="ce3" office:value-type="float" office:value="0.379496" calcext:value-type="float">
            <text:p>0.379496</text:p>
          </table:table-cell>
          <table:table-cell office:value-type="float" office:value="0.560958" calcext:value-type="float">
            <text:p>0.56095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covered-table-cell/>
          <table:table-cell/>
          <table:table-cell office:value-type="float" office:value="0.452475" calcext:value-type="float">
            <text:p>0.452475</text:p>
          </table:table-cell>
          <table:table-cell office:value-type="float" office:value="0.378108" calcext:value-type="float">
            <text:p>0.378108</text:p>
          </table:table-cell>
          <table:table-cell office:value-type="float" office:value="0.563258" calcext:value-type="float">
            <text:p>0.56325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covered-table-cell/>
          <table:table-cell/>
          <table:table-cell office:value-type="float" office:value="0.452171" calcext:value-type="float">
            <text:p>0.452171</text:p>
          </table:table-cell>
          <table:table-cell office:value-type="float" office:value="0.377549" calcext:value-type="float">
            <text:p>0.377549</text:p>
          </table:table-cell>
          <table:table-cell office:value-type="float" office:value="0.563557" calcext:value-type="float">
            <text:p>0.56355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covered-table-cell/>
          <table:table-cell/>
          <table:table-cell office:value-type="float" office:value="0.451999" calcext:value-type="float">
            <text:p>0.451999</text:p>
          </table:table-cell>
          <table:table-cell office:value-type="float" office:value="0.37722" calcext:value-type="float">
            <text:p>0.37722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covered-table-cell/>
          <table:table-cell/>
          <table:table-cell office:value-type="float" office:value="0.451838" calcext:value-type="float">
            <text:p>0.451838</text:p>
          </table:table-cell>
          <table:table-cell office:value-type="float" office:value="0.376995" calcext:value-type="float">
            <text:p>0.376995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covered-table-cell/>
          <table:table-cell/>
          <table:table-cell office:value-type="float" office:value="0.451798" calcext:value-type="float">
            <text:p>0.451798</text:p>
          </table:table-cell>
          <table:table-cell office:value-type="float" office:value="0.376941" calcext:value-type="float">
            <text:p>0.376941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covered-table-cell/>
          <table:table-cell/>
          <table:table-cell office:value-type="float" office:value="0.451712" calcext:value-type="float">
            <text:p>0.451712</text:p>
          </table:table-cell>
          <table:table-cell office:value-type="float" office:value="0.376821" calcext:value-type="float">
            <text:p>0.376821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covered-table-cell/>
          <table:table-cell/>
          <table:table-cell office:value-type="float" office:value="0.451611" calcext:value-type="float">
            <text:p>0.451611</text:p>
          </table:table-cell>
          <table:table-cell office:value-type="float" office:value="0.37668" calcext:value-type="float">
            <text:p>0.37668</text:p>
          </table:table-cell>
          <table:table-cell office:value-type="float" office:value="0.563756" calcext:value-type="float">
            <text:p>0.56375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covered-table-cell/>
          <table:table-cell/>
          <table:table-cell office:value-type="float" office:value="0.45216" calcext:value-type="float">
            <text:p>0.45216</text:p>
          </table:table-cell>
          <table:table-cell office:value-type="float" office:value="0.376812" calcext:value-type="float">
            <text:p>0.376812</text:p>
          </table:table-cell>
          <table:table-cell table:style-name="ce3" office:value-type="float" office:value="0.565175" calcext:value-type="float">
            <text:p>0.5651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covered-table-cell/>
          <table:table-cell/>
          <table:table-cell table:style-name="ce2" office:value-type="float" office:value="0.452481" calcext:value-type="float">
            <text:p>0.452481</text:p>
          </table:table-cell>
          <table:table-cell office:value-type="float" office:value="0.377257" calcext:value-type="float">
            <text:p>0.377257</text:p>
          </table:table-cell>
          <table:table-cell table:style-name="ce3" office:value-type="float" office:value="0.565175" calcext:value-type="float">
            <text:p>0.5651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covered-table-cell/>
          <table:table-cell/>
          <table:table-cell office:value-type="float" office:value="0.452477" calcext:value-type="float">
            <text:p>0.452477</text:p>
          </table:table-cell>
          <table:table-cell office:value-type="float" office:value="0.377252" calcext:value-type="float">
            <text:p>0.377252</text:p>
          </table:table-cell>
          <table:table-cell table:style-name="ce3" office:value-type="float" office:value="0.565175" calcext:value-type="float">
            <text:p>0.565175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Collection</text:p>
          </table:table-cell>
          <table:table-cell office:value-type="string" calcext:value-type="string">
            <text:p>F-measure</text:p>
          </table:table-cell>
          <table:table-cell office:value-type="float" office:value="0.381228" calcext:value-type="float">
            <text:p>0.381228</text:p>
          </table:table-cell>
          <table:table-cell office:value-type="float" office:value="0.400951" calcext:value-type="float">
            <text:p>0.400951</text:p>
          </table:table-cell>
          <table:table-cell office:value-type="float" office:value="0.418538" calcext:value-type="float">
            <text:p>0.418538</text:p>
          </table:table-cell>
          <table:table-cell office:value-type="float" office:value="0.440801" calcext:value-type="float">
            <text:p>0.440801</text:p>
          </table:table-cell>
          <table:table-cell office:value-type="float" office:value="0.461964" calcext:value-type="float">
            <text:p>0.461964</text:p>
          </table:table-cell>
          <table:table-cell table:style-name="ce4" office:value-type="float" office:value="0.470461" calcext:value-type="float">
            <text:p>0.470461</text:p>
          </table:table-cell>
          <table:table-cell office:value-type="float" office:value="0.470339" calcext:value-type="float">
            <text:p>0.470339</text:p>
          </table:table-cell>
          <table:table-cell office:value-type="float" office:value="0.465791" calcext:value-type="float">
            <text:p>0.465791</text:p>
          </table:table-cell>
          <table:table-cell office:value-type="float" office:value="0.453647" calcext:value-type="float">
            <text:p>0.453647</text:p>
          </table:table-cell>
          <table:table-cell office:value-type="float" office:value="0.433241" calcext:value-type="float">
            <text:p>0.433241</text:p>
          </table:table-cell>
          <table:table-cell office:value-type="float" office:value="0.41856" calcext:value-type="float">
            <text:p>0.41856</text:p>
          </table:table-cell>
          <table:table-cell office:value-type="float" office:value="0.400276" calcext:value-type="float">
            <text:p>0.400276</text:p>
          </table:table-cell>
          <table:table-cell office:value-type="float" office:value="0.385288" calcext:value-type="float">
            <text:p>0.385288</text:p>
          </table:table-cell>
          <table:table-cell office:value-type="float" office:value="0.367429" calcext:value-type="float">
            <text:p>0.367429</text:p>
          </table:table-cell>
          <table:table-cell office:value-type="float" office:value="0.334199" calcext:value-type="float">
            <text:p>0.334199</text:p>
          </table:table-cell>
          <table:table-cell office:value-type="float" office:value="0.31083" calcext:value-type="float">
            <text:p>0.31083</text:p>
          </table:table-cell>
          <table:table-cell office:value-type="float" office:value="0.266083" calcext:value-type="float">
            <text:p>0.266083</text:p>
          </table:table-cell>
          <table:table-cell office:value-type="float" office:value="0.236528" calcext:value-type="float">
            <text:p>0.236528</text:p>
          </table:table-cell>
          <table:table-cell office:value-type="float" office:value="0.225479" calcext:value-type="float">
            <text:p>0.225479</text:p>
          </table:table-cell>
          <table:table-cell office:value-type="float" office:value="0.210742" calcext:value-type="float">
            <text:p>0.210742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261025" calcext:value-type="float">
            <text:p>0.261025</text:p>
          </table:table-cell>
          <table:table-cell office:value-type="float" office:value="0.28174" calcext:value-type="float">
            <text:p>0.28174</text:p>
          </table:table-cell>
          <table:table-cell office:value-type="float" office:value="0.303745" calcext:value-type="float">
            <text:p>0.303745</text:p>
          </table:table-cell>
          <table:table-cell office:value-type="float" office:value="0.334372" calcext:value-type="float">
            <text:p>0.334372</text:p>
          </table:table-cell>
          <table:table-cell office:value-type="float" office:value="0.371996" calcext:value-type="float">
            <text:p>0.371996</text:p>
          </table:table-cell>
          <table:table-cell office:value-type="float" office:value="0.396135" calcext:value-type="float">
            <text:p>0.396135</text:p>
          </table:table-cell>
          <table:table-cell office:value-type="float" office:value="0.413472" calcext:value-type="float">
            <text:p>0.413472</text:p>
          </table:table-cell>
          <table:table-cell office:value-type="float" office:value="0.436641" calcext:value-type="float">
            <text:p>0.436641</text:p>
          </table:table-cell>
          <table:table-cell office:value-type="float" office:value="0.458882" calcext:value-type="float">
            <text:p>0.458882</text:p>
          </table:table-cell>
          <table:table-cell office:value-type="float" office:value="0.459614" calcext:value-type="float">
            <text:p>0.459614</text:p>
          </table:table-cell>
          <table:table-cell office:value-type="float" office:value="0.464223" calcext:value-type="float">
            <text:p>0.464223</text:p>
          </table:table-cell>
          <table:table-cell office:value-type="float" office:value="0.467151" calcext:value-type="float">
            <text:p>0.467151</text:p>
          </table:table-cell>
          <table:table-cell office:value-type="float" office:value="0.480691" calcext:value-type="float">
            <text:p>0.480691</text:p>
          </table:table-cell>
          <table:table-cell office:value-type="float" office:value="0.507437" calcext:value-type="float">
            <text:p>0.507437</text:p>
          </table:table-cell>
          <table:table-cell office:value-type="float" office:value="0.491203" calcext:value-type="float">
            <text:p>0.491203</text:p>
          </table:table-cell>
          <table:table-cell table:style-name="ce3" office:value-type="float" office:value="0.49228" calcext:value-type="float">
            <text:p>0.49228</text:p>
          </table:table-cell>
          <table:table-cell office:value-type="float" office:value="0.431954" calcext:value-type="float">
            <text:p>0.431954</text:p>
          </table:table-cell>
          <table:table-cell office:value-type="float" office:value="0.363387" calcext:value-type="float">
            <text:p>0.363387</text:p>
          </table:table-cell>
          <table:table-cell office:value-type="float" office:value="0.371285" calcext:value-type="float">
            <text:p>0.371285</text:p>
          </table:table-cell>
          <table:table-cell office:value-type="float" office:value="0.385261" calcext:value-type="float">
            <text:p>0.385261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table:style-name="ce3" office:value-type="float" office:value="0.706638" calcext:value-type="float">
            <text:p>0.706638</text:p>
          </table:table-cell>
          <table:table-cell office:value-type="float" office:value="0.695035" calcext:value-type="float">
            <text:p>0.695035</text:p>
          </table:table-cell>
          <table:table-cell office:value-type="float" office:value="0.672809" calcext:value-type="float">
            <text:p>0.672809</text:p>
          </table:table-cell>
          <table:table-cell office:value-type="float" office:value="0.646615" calcext:value-type="float">
            <text:p>0.646615</text:p>
          </table:table-cell>
          <table:table-cell office:value-type="float" office:value="0.609334" calcext:value-type="float">
            <text:p>0.609334</text:p>
          </table:table-cell>
          <table:table-cell office:value-type="float" office:value="0.579122" calcext:value-type="float">
            <text:p>0.579122</text:p>
          </table:table-cell>
          <table:table-cell office:value-type="float" office:value="0.545344" calcext:value-type="float">
            <text:p>0.545344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0.44853" calcext:value-type="float">
            <text:p>0.44853</text:p>
          </table:table-cell>
          <table:table-cell office:value-type="float" office:value="0.40973" calcext:value-type="float">
            <text:p>0.40973</text:p>
          </table:table-cell>
          <table:table-cell office:value-type="float" office:value="0.381076" calcext:value-type="float">
            <text:p>0.381076</text:p>
          </table:table-cell>
          <table:table-cell office:value-type="float" office:value="0.350151" calcext:value-type="float">
            <text:p>0.350151</text:p>
          </table:table-cell>
          <table:table-cell office:value-type="float" office:value="0.321483" calcext:value-type="float">
            <text:p>0.321483</text:p>
          </table:table-cell>
          <table:table-cell office:value-type="float" office:value="0.287974" calcext:value-type="float">
            <text:p>0.287974</text:p>
          </table:table-cell>
          <table:table-cell office:value-type="float" office:value="0.253252" calcext:value-type="float">
            <text:p>0.253252</text:p>
          </table:table-cell>
          <table:table-cell office:value-type="float" office:value="0.227116" calcext:value-type="float">
            <text:p>0.227116</text:p>
          </table:table-cell>
          <table:table-cell office:value-type="float" office:value="0.192256" calcext:value-type="float">
            <text:p>0.192256</text:p>
          </table:table-cell>
          <table:table-cell office:value-type="float" office:value="0.175322" calcext:value-type="float">
            <text:p>0.175322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14504" calcext:value-type="float">
            <text:p>0.14504</text:p>
          </table:table-cell>
          <table:table-cell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1.5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 table:number-columns-spanned="1" table:number-rows-spanned="3">
            <text:p>Collection+normalFB</text:p>
          </table:table-cell>
          <table:table-cell office:value-type="string" calcext:value-type="string">
            <text:p>fmeasure</text:p>
          </table:table-cell>
          <table:table-cell table:style-name="ce6" office:value-type="float" office:value="0.474087" calcext:value-type="float">
            <text:p>0.474087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Prec</text:p>
          </table:table-cell>
          <table:table-cell office:value-type="float" office:value="0.404529" calcext:value-type="float">
            <text:p>0.404529</text:p>
          </table:table-cell>
          <table:table-cell table:number-columns-repeated="20"/>
        </table:table-row>
        <table:table-row table:style-name="ro1">
          <table:table-cell table:number-columns-repeated="4"/>
          <table:covered-table-cell/>
          <table:table-cell office:value-type="string" calcext:value-type="string">
            <text:p>Avg Recall</text:p>
          </table:table-cell>
          <table:table-cell office:value-type="float" office:value="0.572534" calcext:value-type="float">
            <text:p>0.572534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Thr = 1.5</text:p>
          </table:table-cell>
          <table:table-cell office:value-type="string" calcext:value-type="string">
            <text:p>fmeasure</text:p>
          </table:table-cell>
          <table:table-cell office:value-type="string" calcext:value-type="string">
            <text:p>avg prec</text:p>
          </table:table-cell>
          <table:table-cell office:value-type="string" calcext:value-type="string">
            <text:p>avg recall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11">
            <text:p>Collection+negFB</text:p>
          </table:table-cell>
          <table:table-cell/>
          <table:table-cell office:value-type="float" office:value="0.47115" calcext:value-type="float">
            <text:p>0.47115</text:p>
          </table:table-cell>
          <table:table-cell office:value-type="float" office:value="0.398542" calcext:value-type="float">
            <text:p>0.398542</text:p>
          </table:table-cell>
          <table:table-cell table:style-name="ce3" office:value-type="float" office:value="0.576108" calcext:value-type="float">
            <text:p>0.57610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covered-table-cell/>
          <table:table-cell/>
          <table:table-cell office:value-type="float" office:value="0.471826" calcext:value-type="float">
            <text:p>0.471826</text:p>
          </table:table-cell>
          <table:table-cell office:value-type="float" office:value="0.39978" calcext:value-type="float">
            <text:p>0.39978</text:p>
          </table:table-cell>
          <table:table-cell office:value-type="float" office:value="0.575548" calcext:value-type="float">
            <text:p>0.57554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covered-table-cell/>
          <table:table-cell/>
          <table:table-cell office:value-type="float" office:value="0.472626" calcext:value-type="float">
            <text:p>0.472626</text:p>
          </table:table-cell>
          <table:table-cell office:value-type="float" office:value="0.401206" calcext:value-type="float">
            <text:p>0.401206</text:p>
          </table:table-cell>
          <table:table-cell office:value-type="float" office:value="0.574979" calcext:value-type="float">
            <text:p>0.574979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covered-table-cell/>
          <table:table-cell/>
          <table:table-cell office:value-type="float" office:value="0.47356" calcext:value-type="float">
            <text:p>0.47356</text:p>
          </table:table-cell>
          <table:table-cell office:value-type="float" office:value="0.402851" calcext:value-type="float">
            <text:p>0.402851</text:p>
          </table:table-cell>
          <table:table-cell office:value-type="float" office:value="0.574375" calcext:value-type="float">
            <text:p>0.5743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covered-table-cell/>
          <table:table-cell/>
          <table:table-cell table:style-name="ce4" office:value-type="float" office:value="0.474262" calcext:value-type="float">
            <text:p>0.474262</text:p>
          </table:table-cell>
          <table:table-cell office:value-type="float" office:value="0.403868" calcext:value-type="float">
            <text:p>0.403868</text:p>
          </table:table-cell>
          <table:table-cell office:value-type="float" office:value="0.574375" calcext:value-type="float">
            <text:p>0.57437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covered-table-cell/>
          <table:table-cell/>
          <table:table-cell office:value-type="float" office:value="0.47405" calcext:value-type="float">
            <text:p>0.47405</text:p>
          </table:table-cell>
          <table:table-cell office:value-type="float" office:value="0.404139" calcext:value-type="float">
            <text:p>0.404139</text:p>
          </table:table-cell>
          <table:table-cell office:value-type="float" office:value="0.573208" calcext:value-type="float">
            <text:p>0.57320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covered-table-cell/>
          <table:table-cell/>
          <table:table-cell office:value-type="float" office:value="0.47386" calcext:value-type="float">
            <text:p>0.47386</text:p>
          </table:table-cell>
          <table:table-cell office:value-type="float" office:value="0.404198" calcext:value-type="float">
            <text:p>0.404198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covered-table-cell/>
          <table:table-cell/>
          <table:table-cell office:value-type="float" office:value="0.473983" calcext:value-type="float">
            <text:p>0.473983</text:p>
          </table:table-cell>
          <table:table-cell office:value-type="float" office:value="0.404378" calcext:value-type="float">
            <text:p>0.404378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covered-table-cell/>
          <table:table-cell/>
          <table:table-cell office:value-type="float" office:value="0.474038" calcext:value-type="float">
            <text:p>0.474038</text:p>
          </table:table-cell>
          <table:table-cell office:value-type="float" office:value="0.404457" calcext:value-type="float">
            <text:p>0.404457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covered-table-cell/>
          <table:table-cell/>
          <table:table-cell office:value-type="float" office:value="0.474075" calcext:value-type="float">
            <text:p>0.474075</text:p>
          </table:table-cell>
          <table:table-cell office:value-type="float" office:value="0.404511" calcext:value-type="float">
            <text:p>0.404511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covered-table-cell/>
          <table:table-cell/>
          <table:table-cell office:value-type="float" office:value="0.474087" calcext:value-type="float">
            <text:p>0.474087</text:p>
          </table:table-cell>
          <table:table-cell table:style-name="ce3" office:value-type="float" office:value="0.404529" calcext:value-type="float">
            <text:p>0.404529</text:p>
          </table:table-cell>
          <table:table-cell office:value-type="float" office:value="0.572534" calcext:value-type="float">
            <text:p>0.572534</text:p>
          </table:table-cell>
          <table:table-cell table:number-columns-repeated="18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LM</text:p>
          </table:table-cell>
          <table:table-cell table:style-name="ce2" office:value-type="float" office:value="0.428459" calcext:value-type="float">
            <text:p>0.428459</text:p>
          </table:table-cell>
          <table:table-cell office:value-type="string" calcext:value-type="string">
            <text:p>LM+normalFB</text:p>
          </table:table-cell>
          <table:table-cell table:style-name="ce8" office:value-type="float" office:value="0.399189" calcext:value-type="float">
            <text:p>0.399189</text:p>
          </table:table-cell>
          <table:table-cell office:value-type="string" calcext:value-type="string">
            <text:p>LM+negFB</text:p>
          </table:table-cell>
          <table:table-cell table:style-name="ce10" office:value-type="float" office:value="0.415998" calcext:value-type="float">
            <text:p>0.415998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NegNonRel</text:p>
          </table:table-cell>
          <table:table-cell table:style-name="ce2" office:value-type="float" office:value="0.453308" calcext:value-type="float">
            <text:p>0.453308</text:p>
          </table:table-cell>
          <table:table-cell office:value-type="string" calcext:value-type="string">
            <text:p>NegNonRell+normalFB</text:p>
          </table:table-cell>
          <table:table-cell table:style-name="ce8" office:value-type="float" office:value="0.452477" calcext:value-type="float">
            <text:p>0.452477</text:p>
          </table:table-cell>
          <table:table-cell office:value-type="string" calcext:value-type="string">
            <text:p>NegNonRell+negFB</text:p>
          </table:table-cell>
          <table:table-cell table:style-name="ce11" office:value-type="float" office:value="0.452721" calcext:value-type="float">
            <text:p>0.45272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NegCollection</text:p>
          </table:table-cell>
          <table:table-cell table:style-name="ce2" office:value-type="float" office:value="0.470461" calcext:value-type="float">
            <text:p>0.470461</text:p>
          </table:table-cell>
          <table:table-cell office:value-type="string" calcext:value-type="string">
            <text:p>NegCollection+normalFB</text:p>
          </table:table-cell>
          <table:table-cell table:style-name="ce9" office:value-type="float" office:value="0.474087" calcext:value-type="float">
            <text:p>0.474087</text:p>
          </table:table-cell>
          <table:table-cell office:value-type="string" calcext:value-type="string">
            <text:p>NegCollection+negFB</text:p>
          </table:table-cell>
          <table:table-cell table:style-name="ce4" office:value-type="float" office:value="0.474262" calcext:value-type="float">
            <text:p>0.47426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6:16:36.517663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37:19.116302552</meta:creation-date>
    <dc:date>2016-03-03T16:17:12.520972856</dc:date>
    <meta:editing-duration>PT6H4M38S</meta:editing-duration>
    <meta:editing-cycles>26</meta:editing-cycles>
    <meta:generator>LibreOffice/4.2.4.2$Linux_X86_64 LibreOffice_project/420m0$Build-2</meta:generator>
    <meta:document-statistic meta:table-count="1" meta:cell-count="446" meta:object-count="0"/>
  </office:meta>
</office:document-meta>
</file>